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A000002B56941B1AA.png"/>
  <manifest:file-entry manifest:media-type="image/png" manifest:full-path="Pictures/100000000000039A000002B577834C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321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.983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use-date-time-name="dtd1">
        <draw:frame presentation:style-name="pr1" draw:text-style-name="P1" draw:layer="layout" svg:width="21.59cm" svg:height="4.085cm" svg:x="1.905cm" svg:y="2.328cm" presentation:class="title" presentation:user-transformed="true">
          <draw:text-box>
            <text:p/>
          </draw:text-box>
        </draw:frame>
        <draw:frame presentation:style-name="pr2" draw:text-style-name="P1" draw:layer="layout" svg:width="17.78cm" svg:height="4.869cm" svg:x="3.81cm" svg:y="6.412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draw:frame presentation:style-name="pr6" draw:text-style-name="P1" draw:layer="layout" svg:width="15.24cm" svg:height="1.575cm" svg:x="4.979cm" svg:y="13.334cm" presentation:class="title" presentation:user-transformed="true">
          <draw:text-box>
            <text:p/>
          </draw:text-box>
        </draw:frame>
        <draw:frame draw:style-name="gr2" draw:text-style-name="P1" draw:layer="layout" svg:width="15.24cm" svg:height="11.431cm" svg:x="4.979cm" svg:y="1.702cm">
          <draw:text-box>
            <text:p/>
          </draw:text-box>
        </draw:frame>
        <draw:frame presentation:style-name="pr7" draw:text-style-name="P1" draw:layer="layout" svg:width="15.24cm" svg:height="2.237cm" svg:x="4.979cm" svg:y="14.90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9A000002B56941B1AA.png" xlink:type="simple" xlink:show="embed" xlink:actuate="onLoad"/>
    <draw:fill-image draw:name="Bitmape_20_2" draw:display-name="Bitmape 2" xlink:href="Pictures/100000000000039A000002B577834CF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Predeterminado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pitch="variable"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úmero&gt;</text:page-number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text:date style:data-style-name="D3" text:date-value="2010-12-02">02/12/10</text:date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Diapositiva 1</dc:title>
    <meta:initial-creator>Diseno 2</meta:initial-creator>
    <meta:creation-date>2010-11-29T16:21:14</meta:creation-date>
    <dc:date>2010-12-02T10:36:09</dc:date>
    <meta:editing-cycles>3</meta:editing-cycles>
    <meta:editing-duration>PT25M26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7"/>
  </office:meta>
</office:document-meta>
</file>